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Text_20_body">
      <style:text-properties officeooo:rsid="0050cfd2" officeooo:paragraph-rsid="006995bf"/>
    </style:style>
    <style:style style:name="P6" style:family="paragraph" style:parent-style-name="Text_20_body" style:list-style-name="L1">
      <style:text-properties officeooo:rsid="00824464" officeooo:paragraph-rsid="006995bf"/>
    </style:style>
    <style:style style:name="P7" style:family="paragraph" style:parent-style-name="Text_20_body" style:list-style-name="L1">
      <style:text-properties officeooo:rsid="0085ddd1" officeooo:paragraph-rsid="006995bf"/>
    </style:style>
    <style:style style:name="P8" style:family="paragraph" style:parent-style-name="Text_20_body" style:list-style-name="L1">
      <style:text-properties officeooo:rsid="0085ddd1" officeooo:paragraph-rsid="006b5b51"/>
    </style:style>
    <style:style style:name="P9" style:family="paragraph" style:parent-style-name="Text_20_body">
      <style:text-properties officeooo:rsid="0085ddd1" officeooo:paragraph-rsid="006995b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b5b51" style:font-weight-asian="bold" style:font-weight-complex="bold"/>
    </style:style>
    <style:style style:name="T4" style:family="text">
      <style:text-properties officeooo:rsid="00824464"/>
    </style:style>
    <style:style style:name="T5" style:family="text">
      <style:text-properties officeooo:rsid="008452ce"/>
    </style:style>
    <style:style style:name="T6" style:family="text">
      <style:text-properties officeooo:rsid="006d2ad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752937533760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1753404497472">
          <table:table-cell table:style-name="Tabla9.A1" office:value-type="string">
            <text:p text:style-name="P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5">1. <text:span text:style-name="T4">Un </text:span><text:span text:style-name="T5">escáner</text:span><text:span text:style-name="T4"> </text:span><text:span text:style-name="T5">es capaz de capturar imágenes a una resolución de 600ppp,</text:span><text:span text:style-name="T4"> con una profundidad de color de 24 bits. </text:span><text:span text:style-name="T5">La imagen que pretendemos digitalizar tiene un tamaño de 15x10 cm.</text:span></text:p>
          </table:table-cell>
        </table:table-row>
        <table:table-row table:style-name="TableLine1753404512976">
          <table:table-cell table:style-name="Tabla9.A2" table:number-columns-spanned="2" office:value-type="string">
            <text:list xml:id="list739435951" text:style-name="L1">
              <text:list-item>
                <text:p text:style-name="P6">Indica la resolució<text:span text:style-name="T5">n de la imagen en unidades de</text:span> píxeles.</text:p>
                <text:p text:style-name="P8">15 cm = 5,90 pulgadas 600*5,90 = 3 54<text:span text:style-name="T6">0</text:span> pixeles</text:p>
                <text:p text:style-name="P8">10 cm = 3,93 pulgadas 600*3,93 = 2 358 pixeles</text:p>
                <text:p text:style-name="P8"/>
              </text:list-item>
              <text:list-item>
                <text:p text:style-name="P6">Indica el tamaño de la imagen en unidades de Megapíxeles.</text:p>
                <text:p text:style-name="P8">600*5,90 = 3 540 pixeles</text:p>
                <text:p text:style-name="P8">600*3,93 = 2 358 pixeles 3540*2358= 8 347 320 pixeles</text:p>
                <text:p text:style-name="P8"/>
              </text:list-item>
              <text:list-item>
                <text:p text:style-name="P6">Indica cuánto espacio de almacenamiento sería necesario emplear para guardar un fotograma en modo RAW.</text:p>
                <text:p text:style-name="P8">5517720/10^6 = 8,35 Megapixeles</text:p>
                <text:p text:style-name="P8">3540*2358*24= 200 335 680 bits / 8 bytes = 25 041 960 bytes = 25MB</text:p>
                <text:p text:style-name="P8"/>
              </text:list-item>
              <text:list-item>
                <text:p text:style-name="P7">Indica el tamaño de la imagen sabiendo que se va a guardar en formato jpg, con un factor de compresión 5:1</text:p>
                <text:p text:style-name="P8">25MB/5 = 5 MB</text:p>
              </text:list-item>
            </text:list>
          </table:table-cell>
          <table:covered-table-cell/>
        </table:table-row>
      </table:table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02T21:55:56.429000000</dc:date>
    <meta:editing-duration>PT9H4M41S</meta:editing-duration>
    <meta:editing-cycles>156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6" meta:word-count="156" meta:character-count="829" meta:non-whitespace-character-count="691"/>
  </office:meta>
</office:document-meta>
</file>